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9" style:family="paragraph" style:parent-style-name="Heading">
      <style:paragraph-properties fo:text-align="center" style:justify-single-word="false"/>
    </style:style>
    <style:style style:name="P10"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15"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1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1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9" style:family="paragraph" style:parent-style-name="WW-Default">
      <style:text-properties fo:font-style="italic" style:font-style-asian="italic" style:font-name-complex="Tahoma1" style:language-complex="none" style:country-complex="none" style:font-style-complex="italic"/>
    </style:style>
    <style:style style:name="P20" style:family="paragraph" style:parent-style-name="Heading_20_2">
      <style:paragraph-properties>
        <style:tab-stops>
          <style:tab-stop style:position="0cm"/>
        </style:tab-stops>
      </style:paragraph-properties>
      <style:text-properties style:language-complex="none" style:country-complex="none"/>
    </style:style>
    <style:style style:name="P2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2" style:family="paragraph" style:parent-style-name="WW-Default">
      <style:paragraph-properties>
        <style:tab-stops>
          <style:tab-stop style:position="0cm"/>
        </style:tab-stops>
      </style:paragraph-properties>
      <style:text-properties style:language-complex="none" style:country-complex="none"/>
    </style:style>
    <style:style style:name="P23"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2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25"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26" style:family="paragraph" style:parent-style-name="Heading_20_2">
      <style:paragraph-properties fo:break-before="page"/>
    </style:style>
    <style:style style:name="P27" style:family="paragraph" style:parent-style-name="WW-Default" style:list-style-name="L3">
      <style:text-properties style:font-name-complex="Tahoma1" style:language-complex="none" style:country-complex="none"/>
    </style:style>
    <style:style style:name="P28" style:family="paragraph" style:parent-style-name="Heading_20_1">
      <style:paragraph-properties fo:break-before="page"/>
      <style:text-properties style:language-complex="none" style:country-complex="none"/>
    </style:style>
    <style:style style:name="P29"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0"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T1" style:family="text">
      <style:text-properties style:text-underline-style="none"/>
    </style:style>
    <style:style style:name="T2" style:family="text">
      <style:text-properties fo:font-size="40pt" style:font-size-asian="40pt" style:font-size-complex="40pt" style:language-complex="none" style:country-complex="none"/>
    </style:style>
    <style:style style:name="T3" style:family="text">
      <style:text-properties fo:font-size="40pt" fo:font-weight="bold" style:font-size-asian="40pt" style:font-weight-asian="bold" style:font-size-complex="40pt" style:language-complex="none" style:country-complex="none" style:font-weight-complex="bold"/>
    </style:style>
    <style:style style:name="T4" style:family="text">
      <style:text-properties style:text-position="super 58%"/>
    </style:style>
    <style:style style:name="T5" style:family="text">
      <style:text-properties fo:color="#000000" style:font-name="Times New Roman" fo:font-size="12pt" fo:language="en" fo:country="US" style:font-name-asian="Lucida Sans Unicode" style:font-size-asian="12pt" style:font-size-complex="12pt"/>
    </style:style>
    <style:style style:name="T6" style:family="text">
      <style:text-properties fo:background-color="transparen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55893712">
          <text:deletion>
            <office:change-info>
              <dc:creator>G V</dc:creator>
              <dc:date>2006-03-29T18:14:00</dc:date>
            </office:change-info>
            <text:h text:style-name="P1" text:outline-level="2">a</text:h>
          </text:deletion>
        </text:changed-region>
        <text:changed-region text:id="ct55893576">
          <text:deletion>
            <office:change-info>
              <dc:creator>G V</dc:creator>
              <dc:date>2006-03-29T18:14:00</dc:date>
            </office:change-info>
            <text:h text:style-name="P2" text:outline-level="2">Version 0.01b by XorfacX</text:h>
            <text:p text:style-name="P3">Specifications corrected to reflect game code.</text:p>
          </text:deletion>
        </text:changed-region>
        <text:changed-region text:id="ct55893984">
          <text:insertion>
            <office:change-info>
              <dc:creator>G V</dc:creator>
              <dc:date>2006-03-29T17:31:00</dc:date>
            </office:change-info>
          </text:insertion>
        </text:changed-region>
        <text:changed-region text:id="ct55894120">
          <text:insertion>
            <office:change-info>
              <dc:creator>G V</dc:creator>
              <dc:date>2006-03-29T17:32:00</dc:date>
            </office:change-info>
          </text:insertion>
        </text:changed-region>
        <text:changed-region text:id="ct55895752">
          <text:insertion>
            <office:change-info>
              <dc:creator>G V</dc:creator>
              <dc:date>2006-03-29T17:33:00</dc:date>
            </office:change-info>
          </text:insertion>
        </text:changed-region>
        <text:changed-region text:id="ct55895856">
          <text:insertion>
            <office:change-info>
              <dc:creator>G V</dc:creator>
              <dc:date>2006-03-29T17:34:00</dc:date>
            </office:change-info>
          </text:insertion>
        </text:changed-region>
        <text:changed-region text:id="ct55890472">
          <text:insertion>
            <office:change-info>
              <dc:creator>G V</dc:creator>
              <dc:date>2006-03-29T17:35:00</dc:date>
            </office:change-info>
          </text:insertion>
        </text:changed-region>
        <text:changed-region text:id="ct55890200">
          <text:insertion>
            <office:change-info>
              <dc:creator>G V</dc:creator>
              <dc:date>2006-04-03T00:02:00</dc:date>
            </office:change-info>
          </text:insertion>
        </text:changed-region>
        <text:changed-region text:id="ct55890336">
          <text:insertion>
            <office:change-info>
              <dc:creator>G V</dc:creator>
              <dc:date>2006-04-03T00:03:00</dc:date>
            </office:change-info>
          </text:insertion>
        </text:changed-region>
        <text:changed-region text:id="ct55888152">
          <text:insertion>
            <office:change-info>
              <dc:creator>G V</dc:creator>
              <dc:date>2006-03-29T17:37:00</dc:date>
            </office:change-info>
          </text:insertion>
        </text:changed-region>
        <text:changed-region text:id="ct55893200">
          <text:insertion>
            <office:change-info>
              <dc:creator>G V</dc:creator>
              <dc:date>2006-03-29T17:37:00</dc:date>
            </office:change-info>
          </text:insertion>
        </text:changed-region>
        <text:changed-region text:id="ct55893304">
          <text:insertion>
            <office:change-info>
              <dc:creator>G V</dc:creator>
              <dc:date>2006-03-29T17:38:00</dc:date>
            </office:change-info>
          </text:insertion>
        </text:changed-region>
        <text:changed-region text:id="ct55893440">
          <text:insertion>
            <office:change-info>
              <dc:creator>G V</dc:creator>
              <dc:date>2006-03-29T17:35:00</dc:date>
            </office:change-info>
          </text:insertion>
        </text:changed-region>
        <text:changed-region text:id="ct55897264">
          <text:insertion>
            <office:change-info>
              <dc:creator>G V</dc:creator>
              <dc:date>2006-03-29T17:36:00</dc:date>
            </office:change-info>
          </text:insertion>
        </text:changed-region>
        <text:changed-region text:id="ct55897128">
          <text:deletion>
            <office:change-info>
              <dc:creator>G V</dc:creator>
              <dc:date>2006-03-29T17:35:00</dc:date>
            </office:change-info>
            <text:p text:style-name="P4">test</text:p>
          </text:deletion>
        </text:changed-region>
        <text:changed-region text:id="ct55890064">
          <text:deletion>
            <office:change-info>
              <dc:creator>G V</dc:creator>
              <dc:date>2006-03-29T17:38:00</dc:date>
            </office:change-info>
            <text:p text:style-name="P4"><text:span text:style-name="T1">will be managed.</text:span></text:p>
          </text:deletion>
        </text:changed-region>
        <text:changed-region text:id="ct55896920">
          <text:deletion>
            <office:change-info>
              <dc:creator>G V</dc:creator>
              <dc:date>2006-03-29T17:36:00</dc:date>
            </office:change-info>
            <text:p text:style-name="P4"><text:span text:style-name="T1">(french, english, ...) </text:span></text:p>
          </text:deletion>
        </text:changed-region>
        <text:changed-region text:id="ct55897024">
          <text:deletion>
            <office:change-info>
              <dc:creator>G V</dc:creator>
              <dc:date>2006-03-29T17:38:00</dc:date>
            </office:change-info>
            <text:p text:style-name="P4"><text:span text:style-name="T1">, implement user's inputs and test user interfaces. Local keyboard definition </text:span></text:p>
          </text:deletion>
        </text:changed-region>
        <text:changed-region text:id="ct55892104">
          <text:insertion>
            <office:change-info>
              <dc:creator>G V</dc:creator>
              <dc:date>2006-03-29T17:38:00</dc:date>
            </office:change-info>
          </text:insertion>
        </text:changed-region>
        <text:changed-region text:id="ct55892240">
          <text:insertion>
            <office:change-info>
              <dc:creator>G V</dc:creator>
              <dc:date>2006-03-29T17:39:00</dc:date>
            </office:change-info>
          </text:insertion>
        </text:changed-region>
        <text:changed-region text:id="ct55890608">
          <text:insertion>
            <office:change-info>
              <dc:creator>G V</dc:creator>
              <dc:date>2006-03-29T17:40:00</dc:date>
            </office:change-info>
          </text:insertion>
        </text:changed-region>
        <text:changed-region text:id="ct55889928">
          <text:insertion>
            <office:change-info>
              <dc:creator>G V</dc:creator>
              <dc:date>2006-03-29T17:41:00</dc:date>
            </office:change-info>
          </text:insertion>
        </text:changed-region>
        <text:changed-region text:id="ct55888464">
          <text:insertion>
            <office:change-info>
              <dc:creator>G V</dc:creator>
              <dc:date>2006-03-29T17:40:00</dc:date>
            </office:change-info>
          </text:insertion>
        </text:changed-region>
        <text:changed-region text:id="ct55888360">
          <text:insertion>
            <office:change-info>
              <dc:creator>G V</dc:creator>
              <dc:date>2006-03-29T17:41:00</dc:date>
            </office:change-info>
          </text:insertion>
        </text:changed-region>
        <text:changed-region text:id="ct55888256">
          <text:insertion>
            <office:change-info>
              <dc:creator>G V</dc:creator>
              <dc:date>2006-03-29T17:44:00</dc:date>
            </office:change-info>
          </text:insertion>
        </text:changed-region>
        <text:changed-region text:id="ct55885120">
          <text:insertion>
            <office:change-info>
              <dc:creator>G V</dc:creator>
              <dc:date>2006-03-29T17:44:00</dc:date>
            </office:change-info>
          </text:insertion>
        </text:changed-region>
        <text:changed-region text:id="ct55888048">
          <text:insertion>
            <office:change-info>
              <dc:creator>G V</dc:creator>
              <dc:date>2006-03-29T17:45:00</dc:date>
            </office:change-info>
          </text:insertion>
        </text:changed-region>
        <text:changed-region text:id="ct55889752">
          <text:insertion>
            <office:change-info>
              <dc:creator>G V</dc:creator>
              <dc:date>2006-03-29T17:43:00</dc:date>
            </office:change-info>
          </text:insertion>
        </text:changed-region>
        <text:changed-region text:id="ct55889648">
          <text:insertion>
            <office:change-info>
              <dc:creator>G V</dc:creator>
              <dc:date>2006-03-29T17:41:00</dc:date>
            </office:change-info>
          </text:insertion>
        </text:changed-region>
        <text:changed-region text:id="ct55889544">
          <text:insertion>
            <office:change-info>
              <dc:creator>G V</dc:creator>
              <dc:date>2006-03-29T17:42:00</dc:date>
            </office:change-info>
          </text:insertion>
        </text:changed-region>
        <text:changed-region text:id="ct55888584">
          <text:insertion>
            <office:change-info>
              <dc:creator>G V</dc:creator>
              <dc:date>2006-03-29T17:43:00</dc:date>
            </office:change-info>
          </text:insertion>
        </text:changed-region>
        <text:changed-region text:id="ct55886088">
          <text:insertion>
            <office:change-info>
              <dc:creator>G V</dc:creator>
              <dc:date>2006-03-29T17:44:00</dc:date>
            </office:change-info>
          </text:insertion>
        </text:changed-region>
        <text:changed-region text:id="ct55885632">
          <text:insertion>
            <office:change-info>
              <dc:creator>G V</dc:creator>
              <dc:date>2006-03-29T17:45:00</dc:date>
            </office:change-info>
          </text:insertion>
        </text:changed-region>
        <text:changed-region text:id="ct55885480">
          <text:deletion>
            <office:change-info>
              <dc:creator>G V</dc:creator>
              <dc:date>2006-03-29T17:46:00</dc:date>
            </office:change-info>
            <text:p text:style-name="P5">The battlefield will be a simple sprite repeated exactly on all the screen except on the status bar.</text:p>
          </text:deletion>
        </text:changed-region>
        <text:changed-region text:id="ct55885328">
          <text:insertion>
            <office:change-info>
              <dc:creator>G V</dc:creator>
              <dc:date>2006-04-02T23:50:00</dc:date>
            </office:change-info>
          </text:insertion>
        </text:changed-region>
        <text:changed-region text:id="ct55885224">
          <text:insertion>
            <office:change-info>
              <dc:creator>G V</dc:creator>
              <dc:date>2006-04-02T23:54:00</dc:date>
            </office:change-info>
          </text:insertion>
        </text:changed-region>
        <text:changed-region text:id="ct55884984">
          <text:insertion>
            <office:change-info>
              <dc:creator>G V</dc:creator>
              <dc:date>2006-04-02T23:55:00</dc:date>
            </office:change-info>
          </text:insertion>
        </text:changed-region>
        <text:changed-region text:id="ct55884832">
          <text:insertion>
            <office:change-info>
              <dc:creator>G V</dc:creator>
              <dc:date>2006-04-02T23:57:00</dc:date>
            </office:change-info>
          </text:insertion>
        </text:changed-region>
        <text:changed-region text:id="ct55874040">
          <text:insertion>
            <office:change-info>
              <dc:creator>G V</dc:creator>
              <dc:date>2006-03-29T17:46:00</dc:date>
            </office:change-info>
          </text:insertion>
        </text:changed-region>
        <text:changed-region text:id="ct55873904">
          <text:insertion>
            <office:change-info>
              <dc:creator>G V</dc:creator>
              <dc:date>2006-03-29T17:47:00</dc:date>
            </office:change-info>
          </text:insertion>
        </text:changed-region>
        <text:changed-region text:id="ct55873800">
          <text:insertion>
            <office:change-info>
              <dc:creator>G V</dc:creator>
              <dc:date>2006-03-29T17:56:00</dc:date>
            </office:change-info>
          </text:insertion>
        </text:changed-region>
        <text:changed-region text:id="ct55875200">
          <text:insertion>
            <office:change-info>
              <dc:creator>G V</dc:creator>
              <dc:date>2006-03-29T17:57:00</dc:date>
            </office:change-info>
          </text:insertion>
        </text:changed-region>
        <text:changed-region text:id="ct55875064">
          <text:insertion>
            <office:change-info>
              <dc:creator>G V</dc:creator>
              <dc:date>2006-04-02T23:59:00</dc:date>
            </office:change-info>
          </text:insertion>
        </text:changed-region>
        <text:changed-region text:id="ct55874928">
          <text:insertion>
            <office:change-info>
              <dc:creator>G V</dc:creator>
              <dc:date>2006-04-03</dc:date>
            </office:change-info>
          </text:insertion>
        </text:changed-region>
        <text:changed-region text:id="ct55874792">
          <text:insertion>
            <office:change-info>
              <dc:creator>G V</dc:creator>
              <dc:date>2006-03-29T17:57:00</dc:date>
            </office:change-info>
          </text:insertion>
        </text:changed-region>
        <text:changed-region text:id="ct55874520">
          <text:insertion>
            <office:change-info>
              <dc:creator>G V</dc:creator>
              <dc:date>2006-03-29T17:57:00</dc:date>
            </office:change-info>
          </text:insertion>
        </text:changed-region>
        <text:changed-region text:id="ct55874384">
          <text:insertion>
            <office:change-info>
              <dc:creator>G V</dc:creator>
              <dc:date>2006-03-29T17:57:00</dc:date>
            </office:change-info>
          </text:insertion>
        </text:changed-region>
        <text:changed-region text:id="ct55874248">
          <text:insertion>
            <office:change-info>
              <dc:creator>G V</dc:creator>
              <dc:date>2006-03-29T17:58:00</dc:date>
            </office:change-info>
          </text:insertion>
        </text:changed-region>
        <text:changed-region text:id="ct55869968">
          <text:insertion>
            <office:change-info>
              <dc:creator>G V</dc:creator>
              <dc:date>2006-03-29T17:58:00</dc:date>
            </office:change-info>
          </text:insertion>
        </text:changed-region>
        <text:changed-region text:id="ct55832592">
          <text:insertion>
            <office:change-info>
              <dc:creator>G V</dc:creator>
              <dc:date>2006-03-29T17:59:00</dc:date>
            </office:change-info>
          </text:insertion>
        </text:changed-region>
        <text:changed-region text:id="ct55869696">
          <text:insertion>
            <office:change-info>
              <dc:creator>G V</dc:creator>
              <dc:date>2006-03-29T18:00:00</dc:date>
            </office:change-info>
          </text:insertion>
        </text:changed-region>
        <text:changed-region text:id="ct55913912">
          <text:deletion>
            <office:change-info>
              <dc:creator>G V</dc:creator>
              <dc:date>2006-03-29T18:07:00</dc:date>
            </office:change-info>
            <text:p text:style-name="P6">They</text:p>
          </text:deletion>
        </text:changed-region>
        <text:changed-region text:id="ct55913808">
          <text:insertion>
            <office:change-info>
              <dc:creator>G V</dc:creator>
              <dc:date>2006-03-29T18:07:00</dc:date>
            </office:change-info>
          </text:insertion>
        </text:changed-region>
        <text:changed-region text:id="ct55909904">
          <text:deletion>
            <office:change-info>
              <dc:creator>G V</dc:creator>
              <dc:date>2006-03-29T18:07:00</dc:date>
            </office:change-info>
            <text:p text:style-name="P6"><text:s/>they </text:p>
          </text:deletion>
        </text:changed-region>
        <text:changed-region text:id="ct55874144">
          <text:insertion>
            <office:change-info>
              <dc:creator>G V</dc:creator>
              <dc:date>2006-03-29T18:07:00</dc:date>
            </office:change-info>
          </text:insertion>
        </text:changed-region>
        <text:changed-region text:id="ct55871328">
          <text:insertion>
            <office:change-info>
              <dc:creator>G V</dc:creator>
              <dc:date>2006-03-29T18:07:00</dc:date>
            </office:change-info>
          </text:insertion>
        </text:changed-region>
        <text:changed-region text:id="ct55873696">
          <text:insertion>
            <office:change-info>
              <dc:creator>G V</dc:creator>
              <dc:date>2006-03-29T18:08:00</dc:date>
            </office:change-info>
          </text:insertion>
        </text:changed-region>
        <text:changed-region text:id="ct55873592">
          <text:deletion>
            <office:change-info>
              <dc:creator>G V</dc:creator>
              <dc:date>2006-03-29T18:08:00</dc:date>
            </office:change-info>
            <text:p text:style-name="P6">They</text:p>
          </text:deletion>
        </text:changed-region>
        <text:changed-region text:id="ct55873488">
          <text:insertion>
            <office:change-info>
              <dc:creator>G V</dc:creator>
              <dc:date>2006-03-29T18:01:00</dc:date>
            </office:change-info>
          </text:insertion>
        </text:changed-region>
        <text:changed-region text:id="ct55873384">
          <text:insertion>
            <office:change-info>
              <dc:creator>G V</dc:creator>
              <dc:date>2006-03-29T18:02:00</dc:date>
            </office:change-info>
          </text:insertion>
        </text:changed-region>
        <text:changed-region text:id="ct55870240">
          <text:insertion>
            <office:change-info>
              <dc:creator>G V</dc:creator>
              <dc:date>2006-03-29T18:01:00</dc:date>
            </office:change-info>
          </text:insertion>
        </text:changed-region>
        <text:changed-region text:id="ct56289752">
          <text:insertion>
            <office:change-info>
              <dc:creator>G V</dc:creator>
              <dc:date>2006-03-29T18:02:00</dc:date>
            </office:change-info>
          </text:insertion>
        </text:changed-region>
        <text:changed-region text:id="ct56289896">
          <text:insertion>
            <office:change-info>
              <dc:creator>G V</dc:creator>
              <dc:date>2006-03-29T18:03:00</dc:date>
            </office:change-info>
          </text:insertion>
        </text:changed-region>
        <text:changed-region text:id="ct56293960">
          <text:insertion>
            <office:change-info>
              <dc:creator>G V</dc:creator>
              <dc:date>2006-03-29T18:04:00</dc:date>
            </office:change-info>
          </text:insertion>
        </text:changed-region>
        <text:changed-region text:id="ct56294104">
          <text:insertion>
            <office:change-info>
              <dc:creator>G V</dc:creator>
              <dc:date>2006-03-29T18:05:00</dc:date>
            </office:change-info>
          </text:insertion>
        </text:changed-region>
        <text:changed-region text:id="ct56299480">
          <text:deletion>
            <office:change-info>
              <dc:creator>G V</dc:creator>
              <dc:date>2006-03-29T18:07:00</dc:date>
            </office:change-info>
            <text:p text:style-name="P6">They don't attacked.</text:p>
          </text:deletion>
        </text:changed-region>
        <text:changed-region text:id="ct56300472">
          <text:insertion>
            <office:change-info>
              <dc:creator>G V</dc:creator>
              <dc:date>2006-03-29T18:00:00</dc:date>
            </office:change-info>
          </text:insertion>
        </text:changed-region>
        <text:changed-region text:id="ct56308752">
          <text:deletion>
            <office:change-info>
              <dc:creator>G V</dc:creator>
              <dc:date>2006-03-29T18:09:00</dc:date>
            </office:change-info>
            <text:p text:style-name="P7">battlefield</text:p>
          </text:deletion>
        </text:changed-region>
        <text:changed-region text:id="ct56308896">
          <text:insertion>
            <office:change-info>
              <dc:creator>G V</dc:creator>
              <dc:date>2006-03-29T18:09:00</dc:date>
            </office:change-info>
          </text:insertion>
        </text:changed-region>
        <text:changed-region text:id="ct56309464">
          <text:insertion>
            <office:change-info>
              <dc:creator>G V</dc:creator>
              <dc:date>2006-03-29T18:10:00</dc:date>
            </office:change-info>
          </text:insertion>
        </text:changed-region>
        <text:changed-region text:id="ct56309568">
          <text:insertion>
            <office:change-info>
              <dc:creator>G V</dc:creator>
              <dc:date>2006-03-29T18:11:00</dc:date>
            </office:change-info>
          </text:insertion>
        </text:changed-region>
        <text:changed-region text:id="ct56309704">
          <text:deletion>
            <office:change-info>
              <dc:creator>G V</dc:creator>
              <dc:date>2006-03-29T18:10:00</dc:date>
            </office:change-info>
            <text:p text:style-name="P7">No water will be present.</text:p>
          </text:deletion>
        </text:changed-region>
        <text:changed-region text:id="ct56323024">
          <text:insertion>
            <office:change-info>
              <dc:creator>G V</dc:creator>
              <dc:date>2006-03-29T18:12:00</dc:date>
            </office:change-info>
          </text:insertion>
        </text:changed-region>
        <text:changed-region text:id="ct56322888">
          <text:insertion>
            <office:change-info>
              <dc:creator>G V</dc:creator>
              <dc:date>2006-03-29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9"><text:span text:style-name="T2">-</text:span><text:span text:style-name="T3"> Project 0 </text:span><text:span text:style-name="T2">-</text:span></text:p>
      <text:p text:style-name="P10">"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text:s/><text:tab/>2</text:p>
          <text:p text:style-name="P12">Design History<text:tab/>3</text:p>
          <text:p text:style-name="P13">Version 0.01a by XorfacX<text:tab/>3</text:p>
          <text:p text:style-name="P13">Version 0.01b by XorfacX<text:tab/>3</text:p>
          <text:p text:style-name="P13">Version 0.02 by XorfacX<text:tab/>3</text:p>
          <text:p text:style-name="P12">Battlefield<text:tab/>5</text:p>
          <text:p text:style-name="P12">Characters<text:tab/>6</text:p>
          <text:p text:style-name="P13">Player Characters<text:tab/>6</text:p>
          <text:p text:style-name="P13">Non Players characters<text:tab/>7</text:p>
          <text:p text:style-name="P12">Character Input<text:tab/>8</text:p>
          <text:p text:style-name="P12">Message<text:tab/>9</text:p>
          <text:p text:style-name="P12">Rendering System<text:tab/>10</text:p>
          <text:p text:style-name="P12">Sound System<text:tab/>11</text:p>
        </text:index-body>
      </text:table-of-content>
      <text:h text:style-name="P14" text:outline-level="1"><text:s/></text:h>
      <text:section text:style-name="Sect2" text:name="Section2">
        <text:h text:style-name="P15" text:outline-level="1">Design History</text:h>
        <text:h text:style-name="P1" text:outline-level="2">Version 0.01<text:change text:change-id="ct55893712"/> by XorfacX</text:h>
        <text:p text:style-name="P6">First version, expected to be read by other involved people and coded to test engine and motivate people.</text:p>
        <text:h text:style-name="P2" text:outline-level="2"><text:change text:change-id="ct55893576"/><text:change-start text:change-id="ct55893984"/></text:h>
        <text:h text:style-name="P2" text:outline-level="2">Version 0.02a by XorfacX</text:h>
        <text:p text:style-name="P3"/>
        <text:p text:style-name="P6"><text:change-end text:change-id="ct55893984"/><text:change-start text:change-id="ct55894120"/>2<text:span text:style-name="T4">nd</text:span> version with some addition to the gameplay. We are still using <text:change-end text:change-id="ct55894120"/><text:change-start text:change-id="ct55895752"/>Rage::SDL because all <text:span text:style-name="T5">necessary</text:span> is not yet available.</text:p>
        <text:p text:style-name="P6"><text:change-end text:change-id="ct55895752"/><text:change-start text:change-id="ct55895856"/>This version will see the introduction of a battlefield with various terrain type, a 2<text:span text:style-name="T4">nd</text:span> type of monster with some rules <text:change-end text:change-id="ct55895856"/><text:change-start text:change-id="ct55890472"/>of monster's location generation, animation for attack and more.</text:p>
        <text:h text:style-name="P2" text:outline-level="2"><text:change-end text:change-id="ct55890472"/><text:change-start text:change-id="ct55890200"/>Version 0.02b by XorfacX</text:h>
        <text:p text:style-name="P3">Specifications corrected to implement the two layers of the battlefield<text:change-end text:change-id="ct55890200"/><text:change-start text:change-id="ct55890336"/>: background and <text:span text:style-name="T5">environment</text:span>.<text:change-end text:change-id="ct55890336"/></text:p>
        <text:p text:style-name="P16"/>
        <text:p text:style-name="P16">Game Overview</text:p>
        <text:p text:style-name="P16"/>
        <text:p text:style-name="P4">This version is designed to help creators of the game "Project0".</text:p>
        <text:p text:style-name="P4">It's the first step to achieved for the project.</text:p>
        <text:p text:style-name="P4"/>
        <text:p text:style-name="P4">The game will take place in a 2D universe with no network management, no physical engine <text:change-start text:change-id="ct55888152"/>(only simple collisions) <text:change-end text:change-id="ct55888152"/>and no advanced IA.</text:p>
        <text:p text:style-name="P4"/>
        <text:p text:style-name="P4">The player will control one avatar designed in 2D and fight monsters which appears randomly on the battlefield.<text:change-start text:change-id="ct55893200"/> There will be 2 type of monsters with birth location<text:change-end text:change-id="ct55893200"/><text:change-start text:change-id="ct55893304"/> managed.<text:change-end text:change-id="ct55893304"/></text:p>
        <text:p text:style-name="P4"/>
        <text:p text:style-name="P4">The main focus is to <text:change-start text:change-id="ct55893440"/>con<text:change-end text:change-id="ct55893440"/><text:change-start text:change-id="ct55897264"/>tinue to build<text:change-end text:change-id="ct55897264"/><text:change text:change-id="ct55897128"/> the 2D engine<text:change text:change-id="ct55890064"/><text:change text:change-id="ct55896920"/><text:change text:change-id="ct55897024"/><text:change-start text:change-id="ct55892104"/></text:p>
        <text:p text:style-name="P17"/>
        <text:p text:style-name="P17">The battlefield wi<text:change-end text:change-id="ct55892104"/><text:change-start text:change-id="ct55892240"/>ll now show various terrain type with each type having its own<text:change-end text:change-id="ct55892240"/><text:change-start text:change-id="ct55890608"/> caracteristics.<text:change-end text:change-id="ct55890608"/></text:p>
        <text:p text:style-name="P4"/>
        <text:p text:style-name="P4">There are no character creation and only simple fights will be implemented.</text:p>
        <text:p text:style-name="P4"/>
        <text:p text:style-name="P4">The game take place on a small fixed battlefield of 40x40 square where characters occupy a place of one square.<text:change-start text:change-id="ct55889928"/></text:p>
        <text:p text:style-name="P4"/>
        <text:p text:style-name="P4"><text:change-end text:change-id="ct55889928"/><text:change-start text:change-id="ct55888464"/>The screen will have a fix <text:change-end text:change-id="ct55888464"/><text:change-start text:change-id="ct55888360"/>resolution but going to full screen or resize the windows will be possible.<text:change-end text:change-id="ct55888360"/></text:p>
        <text:p text:style-name="P4"/>
        <text:p text:style-name="P18">There are no climate management nor day and night cycle, time and so on.</text:p>
        <text:p text:style-name="P18"/>
        <text:p text:style-name="P18">Quests are non presents nor experience management.</text:p>
        <text:p text:style-name="P18"/>
        <text:p text:style-name="P18">No <text:change-start text:change-id="ct55888256"/>global <text:change-end text:change-id="ct55888256"/>music and sfx management<text:change-start text:change-id="ct55885120"/> however sfx will be <text:change-end text:change-id="ct55885120"/><text:change-start text:change-id="ct55888048"/>present inside the escape menu<text:change-end text:change-id="ct55888048"/>.</text:p>
        <text:p text:style-name="P18"/>
        <text:p text:style-name="P18">Frame per second management will be present in order to give same game experience on all hardware configurations.<text:change-start text:change-id="ct55889752"/> <text:change-end text:change-id="ct55889752"/><text:change-start text:change-id="ct55889648"/>Now everything will be ge<text:change-end text:change-id="ct55889648"/><text:change-start text:change-id="ct55889544"/>nerated each 1/60s in order to implement fluidity and remove limitations of one operation each cycle<text:change-end text:change-id="ct55889544"/><text:change-start text:change-id="ct55888584"/> (in v0.01 we can only move once each cycle for example).</text:p>
        <text:p text:style-name="P18"><text:change-end text:change-id="ct55888584"/><text:change-start text:change-id="ct55886088"/>Attack animation will be fluid and well represented.</text:p>
        <text:p text:style-name="P18"/>
        <text:p text:style-name="P18"><text:change-end text:change-id="ct55886088"/><text:change-start text:change-id="ct55885632"/>Error management will be present inside the C++ code (using try &amp; catch methods).<text:change-end text:change-id="ct55885632"/></text:p>
        <text:p text:style-name="P18"/>
        <text:p text:style-name="P18"/>
        <text:p text:style-name="P19"/>
        <text:h text:style-name="P20" text:outline-level="2"/>
        <text:h text:style-name="P15" text:outline-level="1">Battlefield</text:h>
        <text:p text:style-name="P5">Each square is a 32*32 pixel surface. That means the battlefield will have 1280*1280px.</text:p>
        <text:p text:style-name="P5">The battlefield will be bigger than the resolution in order to implement camera and scrolling.</text:p>
        <text:p text:style-name="P5"><text:change text:change-id="ct55885480"/><text:change-start text:change-id="ct55885328"/></text:p>
        <text:p text:style-name="P5"/>
        <text:p text:style-name="P5">The status bar will be present at the end of the screen.</text:p>
        <text:p text:style-name="P5"/>
        <text:p text:style-name="P5"><text:change-end text:change-id="ct55885328"/><text:change-start text:change-id="ct55885224"/>The battlefield is now formed fr<text:change-end text:change-id="ct55885224"/><text:change-start text:change-id="ct55884984"/>om an environment layer over a background layer<text:change-end text:change-id="ct55884984"/><text:change-start text:change-id="ct55884832"/>. Obviously the environment rules have priority over terrain rules.<text:change-end text:change-id="ct55884832"/><text:change-start text:change-id="ct55874040"/></text:p>
        <text:h text:style-name="Heading_20_2" text:outline-level="2">Background</text:h>
        <text:p text:style-name="P5">Now there will be various terrain type<text:change-end text:change-id="ct55874040"/><text:change-start text:change-id="ct55873904"/> with each type having its own rules. A background map will be created and the background will be generated from it.</text:p>
        <text:p text:style-name="P5"/>
        <text:p text:style-name="P5">Terrain type will be:</text:p>
        <text:list text:style-name="L2">
          <text:list-item>
            <text:p text:style-name="P21">Normal: actual green sprite, everyone can go on this type</text:p>
          </text:list-item>
          <text:list-item>
            <text:p text:style-name="P21">River: river sprite, monster type 2 can't cross, monster type 1 and character can cross</text:p>
          </text:list-item>
          <text:list-item>
            <text:p text:style-name="P21">Lake: lake sprite, no one can't go on this type</text:p>
          </text:list-item>
          <text:list-item>
            <text:p text:style-name="P21">Sand: sand sprite, monster type 2 can go but no one else</text:p>
          </text:list-item>
          <text:list-item>
            <text:p text:style-name="P21">Out of level: out of level sprite, no one can't go, it limits the battlefield but will be render in order to stop blocking the camera when reaching the battlefield limits.</text:p>
          </text:list-item>
        </text:list>
        <text:h text:style-name="Heading_20_2" text:outline-level="2">Environment</text:h>
        <text:p text:style-name="P5">Various Environment item will be presents with each item having its own rules. An environment map will be created and the environment will be generated from it.</text:p>
        <text:p text:style-name="P5"/>
        <text:p text:style-name="P5">Environment items will be:</text:p>
        <text:list text:style-name="L2">
          <text:list-item text:start-value="1">
            <text:p text:style-name="P21">Tree: tree sprite, no one can't go on this type</text:p>
          </text:list-item>
          <text:list-item>
            <text:p text:style-name="P21">Wall: wall sprite, no one can't go on this type</text:p>
          </text:list-item>
          <text:list-item>
            <text:p text:style-name="P21">Rock : rock sprite, no one can't go on this type</text:p>
          </text:list-item>
          <text:list-item>
            <text:p text:style-name="P21">House: house sprite, monsters can't go but character can</text:p>
          </text:list-item>
          <text:list-item>
            <text:p text:style-name="P21">Bridge: bridge sprite, everyone can use it to cross rivers/lake</text:p>
          </text:list-item>
        </text:list>
        <text:p text:style-name="P5"/>
        <text:p text:style-name="P5"/>
        <text:p text:style-name="P5"><text:change-end text:change-id="ct55873904"/></text:p>
        <text:h text:style-name="P15" text:outline-level="1">Characters</text:h>
        <text:p text:style-name="P6">Player and monsters will be able to move in all the 4 direction aka up, left, right, down but not the diagonals.</text:p>
        <text:p text:style-name="P6"/>
        <text:p text:style-name="P4">Characters and Monsters will be represented by a 32*32 pixel surface.<text:change-start text:change-id="ct55873800"/></text:p>
        <text:p text:style-name="P4"/>
        <text:p text:style-name="P4">There will be 2 type of monsters derivating from the same mother class<text:change-end text:change-id="ct55873800"/><text:change-start text:change-id="ct55875200"/>.</text:p>
        <text:p text:style-name="P4"><text:change-end text:change-id="ct55875200"/><text:change-start text:change-id="ct55875064"/>The 2 types will be skeleton (type 1) and worms<text:change-end text:change-id="ct55875064"/><text:change-start text:change-id="ct55874928"/> (type 2).<text:change-end text:change-id="ct55874928"/></text:p>
        <text:p text:style-name="P6"/>
        <text:p text:style-name="P6">Player won't be able to go on Monster's square until they are dead.</text:p>
        <text:p text:style-name="P6">Monsters won't be able to go on Player's square.</text:p>
        <text:p text:style-name="P6">Monsters <text:change-start text:change-id="ct55874792"/>type 1<text:change-end text:change-id="ct55874792"/>can go on other Monsters <text:change-start text:change-id="ct55874520"/>type 1 <text:change-end text:change-id="ct55874520"/>square<text:change-start text:change-id="ct55874384"/> but not on monster type 2 square<text:change-end text:change-id="ct55874384"/>.<text:change-start text:change-id="ct55874248"/></text:p>
        <text:p text:style-name="P6">Monsters type 2 can go on other Monsters type 2 square but not on monster type 1 square.<text:change-end text:change-id="ct55874248"/></text:p>
        <text:p text:style-name="P6">No one leave the battlefield by the limits of the field.</text:p>
        <text:p text:style-name="P6">No one go on the status bar.</text:p>
        <text:h text:style-name="P20" text:outline-level="2">Player Characters</text:h>
        <text:p text:style-name="P22">There are no character creation. Player's have no life management and so no recovery management. Nor magic neither death exist for PC. Experience is not present.</text:p>
        <text:p text:style-name="P22"/>
        <text:p text:style-name="P23">Attributes, skills, ladders, masterisation, resistance and armor are not presents<text:span text:style-name="T6">. They </text:span>have no influence at all on the game world, fights, ... !</text:p>
        <text:p text:style-name="P24"/>
        <text:p text:style-name="P24">Players will have two way of attack: melee and distant with theirs own sprites.</text:p>
        <text:p text:style-name="P24">The melee weapon does instant kill at one square distance.</text:p>
        <text:p text:style-name="P24">The distant weapon does instant kill between one square and three squares. The distant weapon will be a bow and so there will be the arrow management.</text:p>
        <text:p text:style-name="P25"/>
        <text:p text:style-name="P25">Hit/Miss will be possible in the four directions up, down, right, left.</text:p>
        <text:p text:style-name="P25">If miss at distance, the arrow will disappears.</text:p>
        <text:p text:style-name="P25">Attack direction will be managed.<text:change-start text:change-id="ct55869968"/></text:p>
        <text:p text:style-name="P25"/>
        <text:p text:style-name="P25">A<text:change-end text:change-id="ct55869968"/><text:change-start text:change-id="ct55832592"/>ttack animation will be presents and tweaked to make animation fluid.</text:p>
        <text:p text:style-name="P25"><text:change-end text:change-id="ct55832592"/><text:change-start text:change-id="ct55869696"/>It will be the same for arrow movements.<text:change-end text:change-id="ct55869696"/></text:p>
        <text:h text:style-name="P26" text:outline-level="2">Non Players characters</text:h>
        <text:p text:style-name="P6">There are only one type of NPC: monsters that randomly appeared on the battlefield.</text:p>
        <text:p text:style-name="P6"/>
        <text:p text:style-name="P6"><text:change text:change-id="ct55913912"/><text:change-start text:change-id="ct55913808"/><text:s/>Monsters <text:change-end text:change-id="ct55913808"/><text:s/>move in all directions randomly each program cycle.</text:p>
        <text:p text:style-name="P6"/>
        <text:p text:style-name="P6">When hit,<text:change text:change-id="ct55909904"/><text:change-start text:change-id="ct55874144"/> monsters <text:change-end text:change-id="ct55874144"/>will be instantly killed and will be disappeared from the battlefield.<text:change-start text:change-id="ct55871328"/></text:p>
        <text:p text:style-name="P6"/>
        <text:p text:style-name="P6">Monsters don't attacked.<text:change-end text:change-id="ct55871328"/></text:p>
        <text:p text:style-name="P6"/>
        <text:p text:style-name="P6"><text:change-start text:change-id="ct55873696"/>Monsters<text:change-end text:change-id="ct55873696"/><text:change text:change-id="ct55873592"/> appears at least at 3 square or more from the PC in each directions.<text:change-start text:change-id="ct55873488"/></text:p>
        <text:p text:style-name="P6"/>
        <text:p text:style-name="P6">There will be 2 monsters type with their own general sprite.<text:change-end text:change-id="ct55873488"/></text:p>
        <text:p text:style-name="P6"/>
        <text:p text:style-name="P6">Their regeneration will be managed between an initial value of monsters present on the battlefield and a maximum value.<text:change-start text:change-id="ct55873384"/></text:p>
        <text:p text:style-name="P6"><text:change-end text:change-id="ct55873384"/><text:change-start text:change-id="ct55870240"/>Monsters generation will be managed by area<text:change-end text:change-id="ct55870240"/><text:change-start text:change-id="ct56289752"/>:</text:p>
        <text:list text:style-name="L3">
          <text:list-item>
            <text:p text:style-name="P27">Area 1 <text:change-end text:change-id="ct56289752"/><text:change-start text:change-id="ct56289896"/>(x=0, y=0, w=320, h=240): mo<text:change-end text:change-id="ct56289896"/><text:change-start text:change-id="ct56293960"/>nsters type 1 can be generated inside this area but monster type 2 can't</text:p>
          </text:list-item>
          <text:list-item>
            <text:p text:style-name="P27">Area 2 (x=320, y=0, w=320, h=240): all monsters type can be generated here</text:p>
          </text:list-item>
          <text:list-item>
            <text:p text:style-name="P27">Area 3 (x=0 y=240, w=320, h=240): all monsters type can be generated here</text:p>
          </text:list-item>
          <text:list-item>
            <text:p text:style-name="P27">Area 7 (x=320, y=240, w=320, h=240): monsters type 2 can be generated inside this area but monster type 1 can't</text:p>
          </text:list-item>
        </text:list>
        <text:p text:style-name="P6"/>
        <text:p text:style-name="P6">Be careful that birth area <text:change-end text:change-id="ct56293960"/><text:change-start text:change-id="ct56294104"/>mustn't and won't affect moves possibilities.<text:change-end text:change-id="ct56294104"/></text:p>
        <text:p text:style-name="P6"/>
        <text:p text:style-name="P6"><text:change text:change-id="ct56299480"/><text:change-start text:change-id="ct56300472"/></text:p>
        <text:p text:style-name="P6"/>
        <text:p text:style-name="P6"><text:change-end text:change-id="ct56300472"/></text:p>
        <text:h text:style-name="P28" text:outline-level="1">Character Input</text:h>
        <text:p text:style-name="P17">Players will be able to move by using the keyboard only with predefined touch and exit the game using the same way.</text:p>
        <text:p text:style-name="P17">Inputs:</text:p>
        <text:p text:style-name="P17">Up: Num8 or Up; Right: Num9 or Left; Down: Num5 or Down; Left: Num7 or Left; Attack: Num/ or Right Ctrl; Change Attack Style Between Distant and Melee: Num* or Right Shift.</text:p>
        <text:list text:style-name="L4">
          <text:list-header>
            <text:p text:style-name="P29"/>
          </text:list-header>
        </text:list>
        <text:p text:style-name="P7"/>
        <text:p text:style-name="P7">Player has two keyboard layout in order to work on laptop because their numpad is not available easily.</text:p>
        <text:p text:style-name="P7"/>
        <text:p text:style-name="P7">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text:change text:change-id="ct56308752"/><text:change-start text:change-id="ct56308896"/>game<text:change-end text:change-id="ct56308896"/>.</text:p>
        <text:h text:style-name="P15" text:outline-level="1">Message</text:h>
        <text:p text:style-name="P22">A status bar will be available at the bottom of the screen.</text:p>
        <text:p text:style-name="P22">It dimension will be 640*32px aka the last line.</text:p>
        <text:p text:style-name="P22"/>
        <text:p text:style-name="P22">Messages will be displayed on the status bar.</text:p>
        <text:p text:style-name="P22">Their will be messages displayed when melee/distant hit or miss.</text:p>
        <text:h text:style-name="P15" text:outline-level="1">Rendering System</text:h>
        <text:p text:style-name="P6"/>
        <text:p text:style-name="P7">The rendering will be 2D only with fix camera looking the battlefield from the sky. Scrolling camera will be available to go in non initial displayed area of the battlefield.</text:p>
        <text:p text:style-name="P7"/>
        <text:p text:style-name="P7">The screen definition will be 640*480 in 32b. No change will be available.<text:change-start text:change-id="ct56309464"/></text:p>
        <text:p text:style-name="P7"/>
        <text:p text:style-name="P7">Going to full screen is possible using the F12 key.</text:p>
        <text:p text:style-name="P7"/>
        <text:p text:style-name="P7">Resize of the windows mus<text:change-end text:change-id="ct56309464"/><text:change-start text:change-id="ct56309568"/>t be possible too.<text:change-end text:change-id="ct56309568"/></text:p>
        <text:p text:style-name="P7"/>
        <text:p text:style-name="P7">The game engine will be RAGE:SDL currently in development.</text:p>
        <text:p text:style-name="P19"/>
        <text:p text:style-name="P7"><text:change text:change-id="ct56309704"/></text:p>
        <text:p text:style-name="P7"/>
        <text:p text:style-name="P7">Collision between monsters and players will be managed. Collision with the battlefield limit to (see Characters sections for details).</text:p>
        <text:p text:style-name="P7"/>
        <text:p text:style-name="P7">No lighting model.</text:p>
        <text:p text:style-name="P7"/>
        <text:p text:style-name="P7">Characters/Monsters will be rendered has fixed bitmap moving other a 2D surface.<text:change-start text:change-id="ct56323024"/></text:p>
        <text:h text:style-name="P30" text:outline-level="1">Sound System</text:h>
        <text:p text:style-name="P7">There will <text:span text:style-name="T7">only </text:span><text:span text:style-name="T8">be sound inside the menu that </text:span><text:change-end text:change-id="ct56323024"/><text:change-start text:change-id="ct56322888"/><text:span text:style-name="T8">allow the player to quit. A simple sfx sound will be present each time the player switch between options.</text:span><text:change-end text:change-id="ct5632288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6-04-05T19:07:20</dc:date>
    <meta:print-date>2005-10-04T17:36:00</meta:print-date>
    <dc:language>en-US</dc:language>
    <meta:editing-cycles>48</meta:editing-cycles>
    <meta:editing-duration>PT15H0M40S</meta:editing-duration>
    <meta:user-defined meta:name="Info 1"/>
    <meta:user-defined meta:name="Info 2"/>
    <meta:user-defined meta:name="Info 3"/>
    <meta:user-defined meta:name="Info 4"/>
    <meta:document-statistic meta:table-count="0" meta:image-count="0" meta:object-count="0" meta:page-count="11" meta:paragraph-count="136" meta:word-count="1513" meta:character-count="8575"/>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list>
</file>